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0.7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1.07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40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1015" table:default-cell-style-name="ce1"/>
        <table:table-row table:style-name="ro1">
          <table:table-cell table:number-columns-repeated="2"/>
          <table:table-cell office:value-type="string" calcext:value-type="string">
            <text:p>Bernoulli</text:p>
          </table:table-cell>
          <table:table-cell office:value-type="string" calcext:value-type="string">
            <text:p>Bohr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Einstein</text:p>
          </table:table-cell>
          <table:table-cell office:value-type="string" calcext:value-type="string">
            <text:p>Euler</text:p>
          </table:table-cell>
          <table:table-cell office:value-type="string" calcext:value-type="string">
            <text:p>Fermat</text:p>
          </table:table-cell>
          <table:table-cell office:value-type="string" calcext:value-type="string">
            <text:p>Fouri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Heisenberg</text:p>
          </table:table-cell>
          <table:table-cell office:value-type="string" calcext:value-type="string">
            <text:p>Hilbert</text:p>
          </table:table-cell>
          <table:table-cell office:value-type="string" calcext:value-type="string">
            <text:p>Laplace</text:p>
          </table:table-cell>
          <table:table-cell office:value-type="string" calcext:value-type="string">
            <text:p>Legend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8">
            <text:p>Monday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4H00M00S" calcext:value-type="time">
            <text:p>14:00</text:p>
          </table:table-cell>
          <table:table-cell table:number-columns-repeated="5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5H00M00S" calcext:value-type="time">
            <text:p>15:00</text:p>
          </table:table-cell>
          <table:table-cell table:number-columns-repeated="5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6H00M00S" calcext:value-type="time">
            <text:p>16:00</text:p>
          </table:table-cell>
          <table:table-cell table:number-columns-repeated="4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office:value-type="string" calcext:value-type="string">
            <text:p>Di. 29.04.2014</text:p>
          </table:covered-table-cell>
          <table:table-cell office:value-type="time" office:time-value="PT17H00M00S" calcext:value-type="time">
            <text:p>17:00</text:p>
          </table:table-cell>
          <table:table-cell table:number-columns-repeated="5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8">
            <text:p>Tuesday</text:p>
          </table:table-cell>
          <table:table-cell office:value-type="time" office:time-value="PT09H00M00S" calcext:value-type="time">
            <text:p>09:00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0H00M00S" calcext:value-type="time">
            <text:p>10:00</text:p>
          </table:table-cell>
          <table:table-cell table:number-columns-repeated="4"/>
          <table:table-cell table:number-columns-repeated="8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1H00M00S" calcext:value-type="time">
            <text:p>11: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3H00M00S" calcext:value-type="time">
            <text:p>13: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6H00M00S" calcext:value-type="time">
            <text:p>16:00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office:value-type="string" calcext:value-type="string">
            <text:p>Di. 29.04.2014</text:p>
          </table:covered-table-cell>
          <table:table-cell office:value-type="time" office:time-value="PT17H00M00S" calcext:value-type="time">
            <text:p>17:00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8">
            <text:p>Wednesday</text:p>
          </table:table-cell>
          <table:table-cell office:value-type="time" office:time-value="PT09H00M00S" calcext:value-type="time">
            <text:p>09:0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0H00M00S" calcext:value-type="time">
            <text:p>10:0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1H00M00S" calcext:value-type="time">
            <text:p>11:0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3H00M00S" calcext:value-type="time">
            <text:p>13:00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4H00M00S" calcext:value-type="time">
            <text:p>14:00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5H00M00S" calcext:value-type="time">
            <text:p>15:0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6H00M00S" calcext:value-type="time">
            <text:p>16:0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office:value-type="string" calcext:value-type="string">
            <text:p>Di. 29.04.2014</text:p>
          </table:covered-table-cell>
          <table:table-cell office:value-type="time" office:time-value="PT17H00M00S" calcext:value-type="time">
            <text:p>17:0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8">
            <text:p>Thursday</text:p>
          </table:table-cell>
          <table:table-cell office:value-type="time" office:time-value="PT09H00M00S" calcext:value-type="time">
            <text:p>09:0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6"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0H00M00S" calcext:value-type="time">
            <text:p>10:0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1H00M00S" calcext:value-type="time">
            <text:p>11:0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3H00M00S" calcext:value-type="time">
            <text:p>13:0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4H00M00S" calcext:value-type="time">
            <text:p>14:0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covered-table-cell table:style-name="ce2"/>
          <table:table-cell office:value-type="time" office:time-value="PT15H00M00S" calcext:value-type="time">
            <text:p>15:0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covered-table-cell table:style-name="ce2"/>
          <table:table-cell office:value-type="time" office:time-value="PT16H00M00S" calcext:value-type="time">
            <text:p>16:00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covered-table-cell office:value-type="string" calcext:value-type="string">
            <text:p>Di. 29.04.2014</text:p>
          </table:covered-table-cell>
          <table:table-cell office:value-type="time" office:time-value="PT17H00M00S" calcext:value-type="time">
            <text:p>17:00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8">
            <text:p>Friday</text:p>
          </table:table-cell>
          <table:table-cell office:value-type="time" office:time-value="PT09H00M00S" calcext:value-type="time">
            <text:p>09:0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1H00M00S" calcext:value-type="time">
            <text:p>11:0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3H00M00S" calcext:value-type="time">
            <text:p>13: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4H00M00S" calcext:value-type="time">
            <text:p>14:0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5H00M00S" calcext:value-type="time">
            <text:p>15: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6H00M00S" calcext:value-type="time">
            <text:p>16: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office:value-type="string" calcext:value-type="string">
            <text:p>Di. 29.04.2014</text:p>
          </table:covered-table-cell>
          <table:table-cell office:value-type="time" office:time-value="PT17H00M00S" calcext:value-type="time">
            <text:p>17: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table:number-columns-spanned="1024" table:number-rows-spanned="1"/>
          <table:covered-table-cell table:number-columns-repeated="1023"/>
        </table:table-row>
        <table:table-row table:style-name="ro2">
          <table:table-cell table:style-name="ce3" office:value-type="string" calcext:value-type="string">
            <text:p>Ahmet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Alexander</text:p>
          </table:table-cell>
          <table:table-cell table:style-name="ce5"/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Andreas</text:p>
          </table:table-cell>
          <table:table-cell table:style-name="ce5"/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Ayse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Erdogan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Erik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Fatma</text:p>
          </table:table-cell>
          <table:table-cell table:style-name="ce5"/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Gerd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Hasan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Heinrich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Huseyin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Jochen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Martina</text:p>
          </table:table-cell>
          <table:table-cell table:style-name="ce5"/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Mehmet</text:p>
          </table:table-cell>
          <table:table-cell table:style-name="ce5"/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Nikolai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Olga</text:p>
          </table:table-cell>
          <table:table-cell table:style-name="ce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Sahra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Sandra</text:p>
          </table:table-cell>
          <table:table-cell table:style-name="ce5"/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Sofie</text:p>
          </table:table-cell>
          <table:table-cell table:style-name="ce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Thomas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Tobias</text:p>
          </table:table-cell>
          <table:table-cell table:style-name="ce5"/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Vitali</text:p>
          </table:table-cell>
          <table:table-cell table:style-name="ce5"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Walter</text:p>
          </table:table-cell>
          <table:table-cell table:style-name="ce5"/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 table:number-rows-repeated="5">
          <table:table-cell table:style-name="ce3"/>
          <table:table-cell table:style-name="ce5"/>
          <table:table-cell table:number-columns-repeated="12"/>
          <table:table-cell table:style-name="ce6" table:number-columns-repeated="1010"/>
        </table:table-row>
        <table:table-row table:style-name="ro1" table:number-rows-repeated="46">
          <table:table-cell table:style-name="Default" table:number-columns-repeated="1024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1:Sheet1.N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 style:data-style-name="N2" text:time-value="0000-00-00T15:18:33.261411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7:49:44.899937434</meta:creation-date>
    <dc:date>2014-06-02T15:19:19.461748220</dc:date>
    <meta:editing-duration>PT1H4M28S</meta:editing-duration>
    <meta:editing-cycles>30</meta:editing-cycles>
    <meta:generator>LibreOffice/4.1.4.2$Linux_X86_64 LibreOffice_project/410m0$Build-2</meta:generator>
    <meta:document-statistic meta:table-count="1" meta:cell-count="376" meta:object-count="0"/>
  </office:meta>
</office:document-meta>
</file>